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722in" svg:y="0.2169in">
            <draw:object draw:notify-on-update-of-ranges="Sheet1.A2:Sheet1.A12 Sheet1.B2:Sheet1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Transición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uón Ma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table:formula="of:=0.9*SQRT(1+83*83/114/114)*[.C2]" office:value-type="float" office:value="200.388576813778" calcext:value-type="float">
            <text:p>200.3885768138</text:p>
          </table:table-cell>
          <table:table-cell table:formula="of:=[.D2]/15" office:value-type="float" office:value="13.3592384542519" calcext:value-type="float">
            <text:p>13.35923845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7*19" office:value-type="float" office:value="133" calcext:value-type="float">
            <text:p>133</text:p>
          </table:table-cell>
          <table:table-cell office:value-type="float" office:value="190" calcext:value-type="float">
            <text:p>190</text:p>
          </table:table-cell>
          <table:table-cell table:formula="of:=0.9*SQRT(1+83*83/114/114)*[.C3]" office:value-type="float" office:value="211.521275525655" calcext:value-type="float">
            <text:p>211.5212755257</text:p>
          </table:table-cell>
          <table:table-cell table:formula="of:=[.D3]/15" office:value-type="float" office:value="14.101418368377" calcext:value-type="float">
            <text:p>14.10141836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7*18" office:value-type="float" office:value="126" calcext:value-type="float">
            <text:p>126</text:p>
          </table:table-cell>
          <table:table-cell table:formula="of:=10.5*18" office:value-type="float" office:value="189" calcext:value-type="float">
            <text:p>189</text:p>
          </table:table-cell>
          <table:table-cell table:formula="of:=0.9*SQRT(1+83*83/114/114)*[.C4]" office:value-type="float" office:value="210.408005654467" calcext:value-type="float">
            <text:p>210.4080056545</text:p>
          </table:table-cell>
          <table:table-cell table:formula="of:=[.D4]/15" office:value-type="float" office:value="14.0272003769645" calcext:value-type="float">
            <text:p>14.0272003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8*17" office:value-type="float" office:value="136" calcext:value-type="float">
            <text:p>136</text:p>
          </table:table-cell>
          <table:table-cell table:formula="of:=11*17" office:value-type="float" office:value="187" calcext:value-type="float">
            <text:p>187</text:p>
          </table:table-cell>
          <table:table-cell table:formula="of:=0.9*SQRT(1+83*83/114/114)*[.C5]" office:value-type="float" office:value="208.181465912092" calcext:value-type="float">
            <text:p>208.1814659121</text:p>
          </table:table-cell>
          <table:table-cell table:formula="of:=[.D5]/15" office:value-type="float" office:value="13.8787643941395" calcext:value-type="float">
            <text:p>13.87876439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8*16" office:value-type="float" office:value="128" calcext:value-type="float">
            <text:p>128</text:p>
          </table:table-cell>
          <table:table-cell table:formula="of:=12*16" office:value-type="float" office:value="192" calcext:value-type="float">
            <text:p>192</text:p>
          </table:table-cell>
          <table:table-cell table:formula="of:=0.9*SQRT(1+83*83/114/114)*[.C6]" office:value-type="float" office:value="213.74781526803" calcext:value-type="float">
            <text:p>213.747815268</text:p>
          </table:table-cell>
          <table:table-cell table:formula="of:=[.D6]/15" office:value-type="float" office:value="14.249854351202" calcext:value-type="float">
            <text:p>14.24985435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table:formula="of:=0.9*SQRT(1+83*83/114/114)*[.C7]" office:value-type="float" office:value="217.087624881593" calcext:value-type="float">
            <text:p>217.0876248816</text:p>
          </table:table-cell>
          <table:table-cell table:formula="of:=[.D7]/15" office:value-type="float" office:value="14.4725083254395" calcext:value-type="float">
            <text:p>14.47250832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4*10" office:value-type="float" office:value="140" calcext:value-type="float">
            <text:p>140</text:p>
          </table:table-cell>
          <table:table-cell table:formula="of:=14*14" office:value-type="float" office:value="196" calcext:value-type="float">
            <text:p>196</text:p>
          </table:table-cell>
          <table:table-cell table:formula="of:=0.9*SQRT(1+83*83/114/114)*[.C8]" office:value-type="float" office:value="218.200894752781" calcext:value-type="float">
            <text:p>218.2008947528</text:p>
          </table:table-cell>
          <table:table-cell table:formula="of:=[.D8]/15" office:value-type="float" office:value="14.5467263168521" calcext:value-type="float">
            <text:p>14.5467263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3*10" office:value-type="float" office:value="130" calcext:value-type="float">
            <text:p>130</text:p>
          </table:table-cell>
          <table:table-cell table:formula="of:=13*15" office:value-type="float" office:value="195" calcext:value-type="float">
            <text:p>195</text:p>
          </table:table-cell>
          <table:table-cell table:formula="of:=0.9*SQRT(1+83*83/114/114)*[.C9]" office:value-type="float" office:value="217.087624881593" calcext:value-type="float">
            <text:p>217.0876248816</text:p>
          </table:table-cell>
          <table:table-cell table:formula="of:=[.D9]/15" office:value-type="float" office:value="14.4725083254395" calcext:value-type="float">
            <text:p>14.47250832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1*12" office:value-type="float" office:value="132" calcext:value-type="float">
            <text:p>132</text:p>
          </table:table-cell>
          <table:table-cell table:formula="of:=12*16" office:value-type="float" office:value="192" calcext:value-type="float">
            <text:p>192</text:p>
          </table:table-cell>
          <table:table-cell table:formula="of:=0.9*SQRT(1+83*83/114/114)*[.C10]" office:value-type="float" office:value="213.74781526803" calcext:value-type="float">
            <text:p>213.747815268</text:p>
          </table:table-cell>
          <table:table-cell table:formula="of:=[.D10]/15" office:value-type="float" office:value="14.249854351202" calcext:value-type="float">
            <text:p>14.24985435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1*12" office:value-type="float" office:value="132" calcext:value-type="float">
            <text:p>132</text:p>
          </table:table-cell>
          <table:table-cell table:formula="of:=11*17" office:value-type="float" office:value="187" calcext:value-type="float">
            <text:p>187</text:p>
          </table:table-cell>
          <table:table-cell table:formula="of:=0.9*SQRT(1+83*83/114/114)*[.C11]" office:value-type="float" office:value="208.181465912092" calcext:value-type="float">
            <text:p>208.1814659121</text:p>
          </table:table-cell>
          <table:table-cell table:formula="of:=[.D11]/15" office:value-type="float" office:value="13.8787643941395" calcext:value-type="float">
            <text:p>13.87876439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*13" office:value-type="float" office:value="130" calcext:value-type="float">
            <text:p>130</text:p>
          </table:table-cell>
          <table:table-cell table:formula="of:=10*19.5" office:value-type="float" office:value="195" calcext:value-type="float">
            <text:p>195</text:p>
          </table:table-cell>
          <table:table-cell table:formula="of:=0.9*SQRT(1+83*83/114/114)*[.C12]" office:value-type="float" office:value="217.087624881593" calcext:value-type="float">
            <text:p>217.0876248816</text:p>
          </table:table-cell>
          <table:table-cell table:formula="of:=[.D12]/15" office:value-type="float" office:value="14.4725083254395" calcext:value-type="float">
            <text:p>14.47250832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u</text:p>
          </table:table-cell>
          <table:table-cell table:formula="of:=AVERAGE([.B2:.B12])" office:value-type="float" office:value="130.636363636364" calcext:value-type="float">
            <text:p>130.6363636364</text:p>
          </table:table-cell>
          <table:table-cell table:formula="of:=AVERAGE([.C2:.C12])" office:value-type="float" office:value="190.727272727273" calcext:value-type="float">
            <text:p>190.7272727273</text:p>
          </table:table-cell>
          <table:table-cell table:formula="of:=AVERAGE([.D2:.D12])" office:value-type="float" office:value="212.330926341064" calcext:value-type="float">
            <text:p>212.3309263411</text:p>
          </table:table-cell>
          <table:table-cell table:formula="of:=AVERAGE([.E2:.E12])" office:value-type="float" office:value="14.1553950894043" calcext:value-type="float">
            <text:p>14.1553950894</text:p>
          </table:table-cell>
        </table:table-row>
        <table:table-row table:style-name="ro1">
          <table:table-cell office:value-type="string" calcext:value-type="string">
            <text:p>desv</text:p>
          </table:table-cell>
          <table:table-cell table:formula="of:=STDEV([.B2:.B12])" office:value-type="float" office:value="5.18213715126737" calcext:value-type="float">
            <text:p>5.1821371513</text:p>
          </table:table-cell>
          <table:table-cell table:formula="of:=STDEV([.C2:.C12])" office:value-type="float" office:value="4.81852485914328" calcext:value-type="float">
            <text:p>4.8185248591</text:p>
          </table:table-cell>
          <table:table-cell table:formula="of:=STDEV([.D2:.D12])" office:value-type="float" office:value="5.36431854925297" calcext:value-type="float">
            <text:p>5.36431854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4:33:48.458793882</meta:creation-date>
    <dc:date>2016-09-02T15:15:34.850969674</dc:date>
    <meta:editing-duration>PT21M42S</meta:editing-duration>
    <meta:editing-cycles>6</meta:editing-cycles>
    <meta:generator>LibreOffice/4.2.8.2$Linux_X86_64 LibreOffice_project/420m0$Build-2</meta:generator>
    <meta:document-statistic meta:table-count="1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2:Sheet1.B12" svg:x="0.32cm" svg:y="0.18cm" svg:width="13.097cm" svg:height="8.64cm">
          <chartooo:coordinate-region svg:x="1.127cm" svg:y="0.379cm" svg:width="12.1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class="chart:scatter">
            <chart:domain table:cell-range-address="Sheet1.A2:Sheet1.A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12</svg:desc>
                </draw:g>
              </table:table-cell>
              <table:table-cell office:value-type="float" office:value="130">
                <text:p>130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